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10000013AEDC84F7098067983.png" manifest:media-type="image/png"/>
  <manifest:file-entry manifest:full-path="Pictures/100002010000034B0000012AFED925A47034D9CE.png" manifest:media-type="image/png"/>
  <manifest:file-entry manifest:full-path="Pictures/1000020100000271000000F76EF2FB52DF8F7CAD.png" manifest:media-type="image/png"/>
  <manifest:file-entry manifest:full-path="Pictures/10000201000005150000015442DD572DA3BC2CF9.png" manifest:media-type="image/png"/>
  <manifest:file-entry manifest:full-path="Pictures/1000020100000514000002B02FB4F896C9EDDFD7.png" manifest:media-type="image/png"/>
  <manifest:file-entry manifest:full-path="Pictures/1000020100000513000000A25040650728E41F2A.png" manifest:media-type="image/png"/>
  <manifest:file-entry manifest:full-path="Pictures/100002010000050E000002B1D158176E9F6218D0.png" manifest:media-type="image/png"/>
  <manifest:file-entry manifest:full-path="Pictures/10000201000005130000011E873E792670AC25FF.png" manifest:media-type="image/png"/>
  <manifest:file-entry manifest:full-path="Pictures/100002010000040E0000010001E8C79FB15CA6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04e2" officeooo:paragraph-rsid="000c04e2"/>
    </style:style>
    <style:style style:name="P2" style:family="paragraph" style:parent-style-name="Standard">
      <style:text-properties officeooo:rsid="000e73bc" officeooo:paragraph-rsid="000e73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draw:frame draw:style-name="fr1" draw:name="Image1" text:anchor-type="paragraph" svg:width="17cm" svg:height="2.118cm" draw:z-index="0"><draw:image xlink:href="Pictures/1000020100000513000000A25040650728E41F2A.png" xlink:type="simple" xlink:show="embed" xlink:actuate="onLoad" loext:mime-type="image/png"/></draw:frame></text:p>
      <text:p text:style-name="P1"/>
      <text:p text:style-name="P1">2.</text:p>
      <text:p text:style-name="P1"/>
      <text:p text:style-name="P1"/>
      <text:p text:style-name="P1">3.</text:p>
      <text:p text:style-name="P1"/>
      <text:p text:style-name="P1"><draw:frame draw:style-name="fr1" draw:name="Image4" text:anchor-type="paragraph" svg:width="17cm" svg:height="4.441cm" draw:z-index="3"><draw:image xlink:href="Pictures/10000201000005150000015442DD572DA3BC2CF9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" text:anchor-type="paragraph" svg:width="17cm" svg:height="3.741cm" draw:z-index="1"><draw:image xlink:href="Pictures/10000201000005130000011E873E792670AC25FF.png" xlink:type="simple" xlink:show="embed" xlink:actuate="onLoad" loext:mime-type="image/png"/></draw:frame></text:p>
      <text:p text:style-name="P1"/>
      <text:p text:style-name="P1"><draw:frame draw:style-name="fr1" draw:name="Image3" text:anchor-type="paragraph" svg:width="17cm" svg:height="4.193cm" draw:z-index="2"><draw:image xlink:href="Pictures/100002010000040E0000010001E8C79FB15CA65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</text:p>
      <text:p text:style-name="P1"/>
      <text:p text:style-name="P1"><draw:frame draw:style-name="fr2" draw:name="Image5" text:anchor-type="paragraph" svg:width="17cm" svg:height="8.996cm" draw:z-index="4"><draw:image xlink:href="Pictures/1000020100000514000002B02FB4F896C9EDDFD7.png" xlink:type="simple" xlink:show="embed" xlink:actuate="onLoad" loext:mime-type="image/png"/></draw:frame></text:p>
      <text:p text:style-name="P1"><draw:frame draw:style-name="fr1" draw:name="Image6" text:anchor-type="paragraph" svg:width="17cm" svg:height="9.051cm" draw:z-index="5"><draw:image xlink:href="Pictures/100002010000050E000002B1D158176E9F6218D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</text:p>
      <text:p text:style-name="P1"><draw:frame draw:style-name="fr3" draw:name="Image7" text:anchor-type="paragraph" svg:width="16.536cm" svg:height="6.535cm" draw:z-index="6"><draw:image xlink:href="Pictures/1000020100000271000000F76EF2FB52DF8F7CAD.png" xlink:type="simple" xlink:show="embed" xlink:actuate="onLoad" loext:mime-type="image/png"/></draw:frame></text:p>
      <text:p text:style-name="P1"/>
      <text:p text:style-name="P1"/>
      <text:p text:style-name="P1">6.</text:p>
      <text:p text:style-name="P1"/>
      <text:p text:style-name="P1"/>
      <text:p text:style-name="P2">7.</text:p>
      <text:p text:style-name="P2"/>
      <text:p text:style-name="P2"><draw:frame draw:style-name="fr1" draw:name="Image8" text:anchor-type="paragraph" svg:width="17cm" svg:height="6.01cm" draw:z-index="7"><draw:image xlink:href="Pictures/100002010000034B0000012AFED925A47034D9CE.png" xlink:type="simple" xlink:show="embed" xlink:actuate="onLoad" loext:mime-type="image/png"/></draw:frame></text:p>
      <text:p text:style-name="P2"/>
      <text:p text:style-name="P2">8.</text:p>
      <text:p text:style-name="P2"/>
      <text:p text:style-name="P2"><draw:frame draw:style-name="fr1" draw:name="Image9" text:anchor-type="paragraph" svg:width="17cm" svg:height="4.115cm" draw:z-index="8"><draw:image xlink:href="Pictures/10000201000005110000013AEDC84F7098067983.png" xlink:type="simple" xlink:show="embed" xlink:actuate="onLoad" loext:mime-type="image/png"/></draw:frame></text:p>
      <text:p text:style-name="P2"/>
      <text:p text:style-name="P2"/>
      <text:p text:style-name="P2">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20:19:40.142130578</meta:creation-date>
    <dc:date>2020-02-06T21:14:46.921987439</dc:date>
    <meta:editing-duration>PT44M55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3" meta:paragraph-count="9" meta:word-count="9" meta:character-count="18" meta:non-whitespace-character-count="18"/>
  </office:meta>
</office:document-meta>
</file>